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783in"/>
    </style:style>
    <style:style style:name="co2" style:family="table-column">
      <style:table-column-properties fo:break-before="auto" style:column-width="2.7228in"/>
    </style:style>
    <style:style style:name="co3" style:family="table-column">
      <style:table-column-properties fo:break-before="auto" style:column-width="0.5673in"/>
    </style:style>
    <style:style style:name="co4" style:family="table-column">
      <style:table-column-properties fo:break-before="auto" style:column-width="1.62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91in" fo:break-before="auto" style:use-optimal-row-height="true"/>
    </style:style>
    <style:style style:name="ro2" style:family="table-row">
      <style:table-row-properties style:row-height="0.203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-bottom="0.028in" fo:padding-left="0.111in" fo:padding-right="0.111in" fo:padding-top="0.028in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d0d0d0" style:text-align-source="fix" style:repeat-content="false" fo:border="0.06pt solid #000000" fo:padding-bottom="0.028in" fo:padding-left="0.111in" fo:padding-right="0.111in" fo:padding-top="0.028in" style:vertical-align="middle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06pt solid #000000" fo:padding-bottom="0.028in" fo:padding-left="0.111in" fo:padding-right="0.111in" fo:padding-top="0.028in" fo:border-right="0.06pt solid #000000" fo:border-top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padding-bottom="0.028in" fo:padding-left="0.111in" fo:padding-right="0.111in" fo:padding-top="0.028in" fo:border-right="0.06pt solid #000000" fo:border-top="none" style:vertical-align="middl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padding-bottom="0.028in" fo:padding-left="0.111in" fo:padding-right="0.111in" fo:padding-top="0.028in" fo:border-right="0.06pt solid #000000" fo:border-top="none" style:vertical-align="middle"/>
      <style:paragraph-properties fo:text-align="center" fo:margin-left="0in"/>
    </style:style>
    <style:style style:name="ce6" style:family="table-cell" style:parent-style-name="Default">
      <style:table-cell-properties fo:padding-bottom="0.028in" fo:padding-left="0.111in" fo:padding-right="0.111in" fo:padding-top="0.028in" style:vertical-align="middle"/>
    </style:style>
    <style:style style:name="ce7" style:family="table-cell" style:parent-style-name="Default">
      <style:table-cell-properties fo:border-bottom="0.06pt solid #000000" fo:background-color="#d0d0d0" style:text-align-source="fix" style:repeat-content="false" fo:border-left="none" fo:padding-bottom="0.028in" fo:padding-left="0.111in" fo:padding-right="0.111in" fo:padding-top="0.028in" fo:border-right="none" fo:border-top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-bottom="0.06pt solid #000000" fo:border-left="none" fo:padding-bottom="0.028in" fo:padding-left="0.111in" fo:padding-right="0.111in" fo:padding-top="0.028in" fo:border-right="none" fo:border-top="none" style:vertical-align="middle"/>
    </style:style>
    <style:style style:name="ce9" style:family="table-cell" style:parent-style-name="Default">
      <style:table-cell-properties fo:border-bottom="0.06pt solid #000000" fo:background-color="#d0d0d0" style:text-align-source="fix" style:repeat-content="false" fo:border-left="none" fo:padding-bottom="0.028in" fo:padding-left="0.111in" fo:padding-right="0.111in" fo:padding-top="0.028in" fo:border-right="0.06pt solid #000000" fo:border-top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none" fo:padding-bottom="0.028in" fo:padding-left="0.111in" fo:padding-right="0.111in" fo:padding-top="0.028in" fo:border-right="0.06pt soli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none" fo:padding-bottom="0.028in" fo:padding-left="0.111in" fo:padding-right="0.111in" fo:padding-top="0.028in" fo:border-right="0.06pt solid #000000" fo:border-top="none" style:vertical-align="middle"/>
      <style:paragraph-properties fo:text-align="center" fo:margin-left="0in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ilse_2" table:style-name="ta1" table:print-ranges="ilse_2.A1:ilse_2.D39">
        <table:table-column table:style-name="co1" table:default-cell-style-name="ce4"/>
        <table:table-column table:style-name="co2" table:default-cell-style-name="ce6"/>
        <table:table-column table:style-name="co3" table:default-cell-style-name="ce4"/>
        <table:table-column table:style-name="co4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<text:span text:style-name="T1">ILSE</text:span> Analog Synthesizer Module Parts List</text:p>
          </table:table-cell>
          <table:covered-table-cell/>
          <table:covered-table-cell table:number-columns-repeated="2" table:style-name="ce6"/>
        </table:table-row>
        <table:table-row table:style-name="ro2">
          <table:table-cell table:style-name="ce2" office:value-type="string" calcext:value-type="string">
            <text:p>Item No.</text:p>
          </table:table-cell>
          <table:table-cell table:style-name="ce7" office:value-type="string" calcext:value-type="string">
            <text:p>Type</text:p>
          </table:table-cell>
          <table:table-cell table:style-name="ce2" office:value-type="string" calcext:value-type="string">
            <text:p>Qty</text:p>
          </table:table-cell>
          <table:table-cell table:style-name="ce9" office:value-type="string" calcext:value-type="string">
            <text:p>Value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Ceramic or Electrolytic Capaci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u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eram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eram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eramic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eram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eramic Capaci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Electrolytic Capaci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Quad Operational Amplifier Chi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L074 (evtl. Replace?)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d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no Audio Connector Jack 3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Pin Header 2x5, 2.54mm Pin Dist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in Header 2x3, 2.54mm Pin Dist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no Audio Connector Jack 3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no Audio Connector Jack 3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no Audio Connector Jack 3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no Audio Connector Jack 3.5m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in Header 2x1, 2.54mm Pin Distanc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PNP Tran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560 / BC558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NPN Transist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C550 / BC54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Resistor through-h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k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Resistor through-ho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7k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Resistor through-hol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Resistor through-h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Resistor through-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k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esistor through-ho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Resistor through-ho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k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Resistor through-h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k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esistor through-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Resistor through-ho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sistor through-h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Potentiometer 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kB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Potentiometer line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B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rimmer, Trim-potentiometer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Potentiometer lin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A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Switch, DT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Switch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Switch, DT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O Switch</text:p>
          </table:table-cell>
        </table:table-row>
        <table:table-row table:style-name="ro2">
          <table:table-cell table:style-name="ce5" office:value-type="float" office:value="37" calcext:value-type="float">
            <text:p>37</text:p>
          </table:table-cell>
          <table:table-cell table:style-name="ce8" office:value-type="string" calcext:value-type="string">
            <text:p>Switch, DTDP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Resonance Switch</text:p>
          </table:table-cell>
        </table:table-row>
      </table:table>
      <table:table table:name="ilse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6-28T20:51:18.126009933</dc:date>
    <meta:editing-duration>PT9M58S</meta:editing-duration>
    <meta:editing-cycles>3</meta:editing-cycles>
    <meta:generator>LibreOffice/6.4.3.2$Linux_X86_64 LibreOffice_project/40$Build-2</meta:generator>
    <meta:document-statistic meta:table-count="2" meta:cell-count="144" meta:object-count="0"/>
  </office:meta>
</office:document-meta>
</file>